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cpuWsd" table:style-name="ta1">
        <table:shapes>
          <draw:frame draw:z-index="0" draw:style-name="gr1" draw:text-style-name="P1" svg:width="454.11pt" svg:height="282.36pt" svg:x="5.44pt" svg:y="310.96pt">
            <loext:p draw:notify-on-update-of-ranges="data_cpuWsd.E2:data_cpuWsd.E24 data_cpuWsd.A1:data_cpuWsd.A1 data_cpuWsd.A2:data_cpuWsd.A24 data_cpuWsd.H2:data_cpuWsd.H24 data_cpuWsd.H2:data_cpuWsd.H24 data_cpuWsd.B1:data_cpuWsd.B1 data_cpuWsd.B2:data_cpuWsd.B24 data_cpuWsd.I2:data_cpuWsd.I24 data_cpuWsd.I2:data_cpuWsd.I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pu1</text:p>
          </table:table-cell>
          <table:table-cell office:value-type="string" calcext:value-type="string">
            <text:p>cpu2</text:p>
          </table:table-cell>
          <table:table-cell office:value-type="string" calcext:value-type="string">
            <text:p>cpu1sd</text:p>
          </table:table-cell>
          <table:table-cell office:value-type="string" calcext:value-type="string">
            <text:p>cpu2sd</text:p>
          </table:table-cell>
          <table:table-cell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office:value-type="float" office:value="9.81481481481481" calcext:value-type="float">
            <text:p>9.8148148148</text:p>
          </table:table-cell>
          <table:table-cell office:value-type="float" office:value="12.2851851851852" calcext:value-type="float">
            <text:p>12.2851851852</text:p>
          </table:table-cell>
          <table:table-cell office:value-type="float" office:value="4.26972379792198" calcext:value-type="float">
            <text:p>4.2697237979</text:p>
          </table:table-cell>
          <table:table-cell office:value-type="float" office:value="7.66082460432515" calcext:value-type="float">
            <text:p>7.66082460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2]/2" office:value-type="float" office:value="2.13486189896099" calcext:value-type="float">
            <text:p>2.134861899</text:p>
          </table:table-cell>
          <table:table-cell table:formula="of:=[.D2]/2" office:value-type="float" office:value="3.83041230216257" calcext:value-type="float">
            <text:p>3.8304123022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2.9259259259259" calcext:value-type="float">
            <text:p>12.9259259259</text:p>
          </table:table-cell>
          <table:table-cell office:value-type="float" office:value="6.14159838879349" calcext:value-type="float">
            <text:p>6.1415983888</text:p>
          </table:table-cell>
          <table:table-cell office:value-type="float" office:value="6.67628366179595" calcext:value-type="float">
            <text:p>6.6762836618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[.C3]/2" office:value-type="float" office:value="3.07079919439674" calcext:value-type="float">
            <text:p>3.0707991944</text:p>
          </table:table-cell>
          <table:table-cell table:formula="of:=[.D3]/2" office:value-type="float" office:value="3.33814183089798" calcext:value-type="float">
            <text:p>3.3381418309</text:p>
          </table:table-cell>
        </table:table-row>
        <table:table-row table:style-name="ro1">
          <table:table-cell office:value-type="float" office:value="8.78888888888889" calcext:value-type="float">
            <text:p>8.7888888889</text:p>
          </table:table-cell>
          <table:table-cell office:value-type="float" office:value="14.937037037037" calcext:value-type="float">
            <text:p>14.937037037</text:p>
          </table:table-cell>
          <table:table-cell office:value-type="float" office:value="6.03154102858359" calcext:value-type="float">
            <text:p>6.0315410286</text:p>
          </table:table-cell>
          <table:table-cell office:value-type="float" office:value="9.67093775375672" calcext:value-type="float">
            <text:p>9.67093775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4]/2" office:value-type="float" office:value="3.0157705142918" calcext:value-type="float">
            <text:p>3.0157705143</text:p>
          </table:table-cell>
          <table:table-cell table:formula="of:=[.D4]/2" office:value-type="float" office:value="4.83546887687836" calcext:value-type="float">
            <text:p>4.8354688769</text:p>
          </table:table-cell>
        </table:table-row>
        <table:table-row table:style-name="ro1">
          <table:table-cell office:value-type="float" office:value="10.4592592592593" calcext:value-type="float">
            <text:p>10.4592592593</text:p>
          </table:table-cell>
          <table:table-cell office:value-type="float" office:value="13.0444444444444" calcext:value-type="float">
            <text:p>13.0444444444</text:p>
          </table:table-cell>
          <table:table-cell office:value-type="float" office:value="7.51502388855711" calcext:value-type="float">
            <text:p>7.5150238886</text:p>
          </table:table-cell>
          <table:table-cell office:value-type="float" office:value="7.56430551661671" calcext:value-type="float">
            <text:p>7.5643055166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formula="of:=[.C5]/2" office:value-type="float" office:value="3.75751194427855" calcext:value-type="float">
            <text:p>3.7575119443</text:p>
          </table:table-cell>
          <table:table-cell table:formula="of:=[.D5]/2" office:value-type="float" office:value="3.78215275830836" calcext:value-type="float">
            <text:p>3.7821527583</text:p>
          </table:table-cell>
        </table:table-row>
        <table:table-row table:style-name="ro1">
          <table:table-cell office:value-type="float" office:value="10.7851851851852" calcext:value-type="float">
            <text:p>10.7851851852</text:p>
          </table:table-cell>
          <table:table-cell office:value-type="float" office:value="10.9518518518519" calcext:value-type="float">
            <text:p>10.9518518519</text:p>
          </table:table-cell>
          <table:table-cell office:value-type="float" office:value="7.62433874578913" calcext:value-type="float">
            <text:p>7.6243387458</text:p>
          </table:table-cell>
          <table:table-cell office:value-type="float" office:value="7.24146024215741" calcext:value-type="float">
            <text:p>7.24146024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6]/2" office:value-type="float" office:value="3.81216937289456" calcext:value-type="float">
            <text:p>3.8121693729</text:p>
          </table:table-cell>
          <table:table-cell table:formula="of:=[.D6]/2" office:value-type="float" office:value="3.6207301210787" calcext:value-type="float">
            <text:p>3.6207301211</text:p>
          </table:table-cell>
        </table:table-row>
        <table:table-row table:style-name="ro1">
          <table:table-cell office:value-type="float" office:value="10.8037037037037" calcext:value-type="float">
            <text:p>10.8037037037</text:p>
          </table:table-cell>
          <table:table-cell office:value-type="float" office:value="12.0592592592593" calcext:value-type="float">
            <text:p>12.0592592593</text:p>
          </table:table-cell>
          <table:table-cell office:value-type="float" office:value="8.70254080853497" calcext:value-type="float">
            <text:p>8.7025408085</text:p>
          </table:table-cell>
          <table:table-cell office:value-type="float" office:value="7.5733977365746" calcext:value-type="float">
            <text:p>7.5733977366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table:formula="of:=[.C7]/2" office:value-type="float" office:value="4.35127040426749" calcext:value-type="float">
            <text:p>4.3512704043</text:p>
          </table:table-cell>
          <table:table-cell table:formula="of:=[.D7]/2" office:value-type="float" office:value="3.7866988682873" calcext:value-type="float">
            <text:p>3.7866988683</text:p>
          </table:table-cell>
        </table:table-row>
        <table:table-row table:style-name="ro1">
          <table:table-cell office:value-type="float" office:value="9.94444444444444" calcext:value-type="float">
            <text:p>9.9444444444</text:p>
          </table:table-cell>
          <table:table-cell office:value-type="float" office:value="13.8148148148148" calcext:value-type="float">
            <text:p>13.8148148148</text:p>
          </table:table-cell>
          <table:table-cell office:value-type="float" office:value="6.78268912709935" calcext:value-type="float">
            <text:p>6.7826891271</text:p>
          </table:table-cell>
          <table:table-cell office:value-type="float" office:value="10.3214006094769" calcext:value-type="float">
            <text:p>10.32140060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C8]/2" office:value-type="float" office:value="3.39134456354967" calcext:value-type="float">
            <text:p>3.3913445635</text:p>
          </table:table-cell>
          <table:table-cell table:formula="of:=[.D8]/2" office:value-type="float" office:value="5.16070030473845" calcext:value-type="float">
            <text:p>5.1607003047</text:p>
          </table:table-cell>
        </table:table-row>
        <table:table-row table:style-name="ro1">
          <table:table-cell office:value-type="float" office:value="12.1777777777778" calcext:value-type="float">
            <text:p>12.1777777778</text:p>
          </table:table-cell>
          <table:table-cell office:value-type="float" office:value="11.7555555555556" calcext:value-type="float">
            <text:p>11.7555555556</text:p>
          </table:table-cell>
          <table:table-cell office:value-type="float" office:value="5.27522025302723" calcext:value-type="float">
            <text:p>5.275220253</text:p>
          </table:table-cell>
          <table:table-cell office:value-type="float" office:value="7.11041129035084" calcext:value-type="float">
            <text:p>7.1104112904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formula="of:=[.C9]/2" office:value-type="float" office:value="2.63761012651362" calcext:value-type="float">
            <text:p>2.6376101265</text:p>
          </table:table-cell>
          <table:table-cell table:formula="of:=[.D9]/2" office:value-type="float" office:value="3.55520564517542" calcext:value-type="float">
            <text:p>3.5552056452</text:p>
          </table:table-cell>
        </table:table-row>
        <table:table-row table:style-name="ro1">
          <table:table-cell office:value-type="float" office:value="62.7407407407407" calcext:value-type="float">
            <text:p>62.7407407407</text:p>
          </table:table-cell>
          <table:table-cell office:value-type="float" office:value="51.4666666666667" calcext:value-type="float">
            <text:p>51.4666666667</text:p>
          </table:table-cell>
          <table:table-cell office:value-type="float" office:value="38.6751983661489" calcext:value-type="float">
            <text:p>38.6751983661</text:p>
          </table:table-cell>
          <table:table-cell office:value-type="float" office:value="36.289286403735" calcext:value-type="float">
            <text:p>36.289286403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0]/2" office:value-type="float" office:value="19.3375991830745" calcext:value-type="float">
            <text:p>19.3375991831</text:p>
          </table:table-cell>
          <table:table-cell table:formula="of:=[.D10]/2" office:value-type="float" office:value="18.1446432018675" calcext:value-type="float">
            <text:p>18.1446432019</text:p>
          </table:table-cell>
        </table:table-row>
        <table:table-row table:style-name="ro1">
          <table:table-cell office:value-type="float" office:value="57.3148148148148" calcext:value-type="float">
            <text:p>57.3148148148</text:p>
          </table:table-cell>
          <table:table-cell office:value-type="float" office:value="54.5555555555556" calcext:value-type="float">
            <text:p>54.5555555556</text:p>
          </table:table-cell>
          <table:table-cell office:value-type="float" office:value="44.0203423579433" calcext:value-type="float">
            <text:p>44.0203423579</text:p>
          </table:table-cell>
          <table:table-cell office:value-type="float" office:value="43.0318874014763" calcext:value-type="float">
            <text:p>43.0318874015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table:formula="of:=[.C11]/2" office:value-type="float" office:value="22.0101711789717" calcext:value-type="float">
            <text:p>22.010171179</text:p>
          </table:table-cell>
          <table:table-cell table:formula="of:=[.D11]/2" office:value-type="float" office:value="21.5159437007381" calcext:value-type="float">
            <text:p>21.5159437007</text:p>
          </table:table-cell>
        </table:table-row>
        <table:table-row table:style-name="ro1">
          <table:table-cell office:value-type="float" office:value="53.2333333333333" calcext:value-type="float">
            <text:p>53.2333333333</text:p>
          </table:table-cell>
          <table:table-cell office:value-type="float" office:value="60.0555555555556" calcext:value-type="float">
            <text:p>60.0555555556</text:p>
          </table:table-cell>
          <table:table-cell office:value-type="float" office:value="40.7366684185901" calcext:value-type="float">
            <text:p>40.7366684186</text:p>
          </table:table-cell>
          <table:table-cell office:value-type="float" office:value="42.1727339305799" calcext:value-type="float">
            <text:p>42.172733930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2]/2" office:value-type="float" office:value="20.3683342092951" calcext:value-type="float">
            <text:p>20.3683342093</text:p>
          </table:table-cell>
          <table:table-cell table:formula="of:=[.D12]/2" office:value-type="float" office:value="21.0863669652899" calcext:value-type="float">
            <text:p>21.0863669653</text:p>
          </table:table-cell>
        </table:table-row>
        <table:table-row table:style-name="ro1">
          <table:table-cell office:value-type="float" office:value="55.9222222222222" calcext:value-type="float">
            <text:p>55.9222222222</text:p>
          </table:table-cell>
          <table:table-cell office:value-type="float" office:value="60.0148148148148" calcext:value-type="float">
            <text:p>60.0148148148</text:p>
          </table:table-cell>
          <table:table-cell office:value-type="float" office:value="41.2313485416631" calcext:value-type="float">
            <text:p>41.2313485417</text:p>
          </table:table-cell>
          <table:table-cell office:value-type="float" office:value="41.2739599757495" calcext:value-type="float">
            <text:p>41.2739599757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table:formula="of:=[.C13]/2" office:value-type="float" office:value="20.6156742708316" calcext:value-type="float">
            <text:p>20.6156742708</text:p>
          </table:table-cell>
          <table:table-cell table:formula="of:=[.D13]/2" office:value-type="float" office:value="20.6369799878747" calcext:value-type="float">
            <text:p>20.6369799879</text:p>
          </table:table-cell>
        </table:table-row>
        <table:table-row table:style-name="ro1">
          <table:table-cell office:value-type="float" office:value="56.0296296296296" calcext:value-type="float">
            <text:p>56.0296296296</text:p>
          </table:table-cell>
          <table:table-cell office:value-type="float" office:value="60.8148148148148" calcext:value-type="float">
            <text:p>60.8148148148</text:p>
          </table:table-cell>
          <table:table-cell office:value-type="float" office:value="40.6743712051517" calcext:value-type="float">
            <text:p>40.6743712052</text:p>
          </table:table-cell>
          <table:table-cell office:value-type="float" office:value="39.5978311731619" calcext:value-type="float">
            <text:p>39.597831173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14]/2" office:value-type="float" office:value="20.3371856025759" calcext:value-type="float">
            <text:p>20.3371856026</text:p>
          </table:table-cell>
          <table:table-cell table:formula="of:=[.D14]/2" office:value-type="float" office:value="19.7989155865809" calcext:value-type="float">
            <text:p>19.7989155866</text:p>
          </table:table-cell>
        </table:table-row>
        <table:table-row table:style-name="ro1">
          <table:table-cell office:value-type="float" office:value="60.4481481481481" calcext:value-type="float">
            <text:p>60.4481481481</text:p>
          </table:table-cell>
          <table:table-cell office:value-type="float" office:value="53.3851851851852" calcext:value-type="float">
            <text:p>53.3851851852</text:p>
          </table:table-cell>
          <table:table-cell office:value-type="float" office:value="39.522567753416" calcext:value-type="float">
            <text:p>39.5225677534</text:p>
          </table:table-cell>
          <table:table-cell office:value-type="float" office:value="42.2238877314334" calcext:value-type="float">
            <text:p>42.2238877314</text:p>
          </table:table-cell>
          <table:table-cell office:value-type="float" office:value="6.5" calcext:value-type="float">
            <text:p>6.5</text:p>
          </table:table-cell>
          <table:table-cell table:number-columns-repeated="2"/>
          <table:table-cell table:formula="of:=[.C15]/2" office:value-type="float" office:value="19.761283876708" calcext:value-type="float">
            <text:p>19.7612838767</text:p>
          </table:table-cell>
          <table:table-cell table:formula="of:=[.D15]/2" office:value-type="float" office:value="21.1119438657167" calcext:value-type="float">
            <text:p>21.1119438657</text:p>
          </table:table-cell>
        </table:table-row>
        <table:table-row table:style-name="ro1">
          <table:table-cell office:value-type="float" office:value="23.4333333333333" calcext:value-type="float">
            <text:p>23.4333333333</text:p>
          </table:table-cell>
          <table:table-cell office:value-type="float" office:value="28.5666666666667" calcext:value-type="float">
            <text:p>28.5666666667</text:p>
          </table:table-cell>
          <table:table-cell office:value-type="float" office:value="18.3652053958231" calcext:value-type="float">
            <text:p>18.3652053958</text:p>
          </table:table-cell>
          <table:table-cell office:value-type="float" office:value="25.7788971537096" calcext:value-type="float">
            <text:p>25.778897153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16]/2" office:value-type="float" office:value="9.18260269791155" calcext:value-type="float">
            <text:p>9.1826026979</text:p>
          </table:table-cell>
          <table:table-cell table:formula="of:=[.D16]/2" office:value-type="float" office:value="12.8894485768548" calcext:value-type="float">
            <text:p>12.8894485769</text:p>
          </table:table-cell>
        </table:table-row>
        <table:table-row table:style-name="ro1">
          <table:table-cell office:value-type="float" office:value="8.82592592592593" calcext:value-type="float">
            <text:p>8.8259259259</text:p>
          </table:table-cell>
          <table:table-cell office:value-type="float" office:value="10.6407407407407" calcext:value-type="float">
            <text:p>10.6407407407</text:p>
          </table:table-cell>
          <table:table-cell office:value-type="float" office:value="6.58428155023489" calcext:value-type="float">
            <text:p>6.5842815502</text:p>
          </table:table-cell>
          <table:table-cell office:value-type="float" office:value="7.24915163520528" calcext:value-type="float">
            <text:p>7.2491516352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table:formula="of:=[.C17]/2" office:value-type="float" office:value="3.29214077511745" calcext:value-type="float">
            <text:p>3.2921407751</text:p>
          </table:table-cell>
          <table:table-cell table:formula="of:=[.D17]/2" office:value-type="float" office:value="3.62457581760264" calcext:value-type="float">
            <text:p>3.6245758176</text:p>
          </table:table-cell>
        </table:table-row>
        <table:table-row table:style-name="ro1">
          <table:table-cell office:value-type="float" office:value="9.35925925925926" calcext:value-type="float">
            <text:p>9.3592592593</text:p>
          </table:table-cell>
          <table:table-cell office:value-type="float" office:value="11.5148148148148" calcext:value-type="float">
            <text:p>11.5148148148</text:p>
          </table:table-cell>
          <table:table-cell office:value-type="float" office:value="9.83343039210393" calcext:value-type="float">
            <text:p>9.8334303921</text:p>
          </table:table-cell>
          <table:table-cell office:value-type="float" office:value="8.04160832094329" calcext:value-type="float">
            <text:p>8.041608320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18]/2" office:value-type="float" office:value="4.91671519605197" calcext:value-type="float">
            <text:p>4.9167151961</text:p>
          </table:table-cell>
          <table:table-cell table:formula="of:=[.D18]/2" office:value-type="float" office:value="4.02080416047165" calcext:value-type="float">
            <text:p>4.0208041605</text:p>
          </table:table-cell>
        </table:table-row>
        <table:table-row table:style-name="ro1">
          <table:table-cell office:value-type="float" office:value="11.4148148148148" calcext:value-type="float">
            <text:p>11.4148148148</text:p>
          </table:table-cell>
          <table:table-cell office:value-type="float" office:value="12.4888888888889" calcext:value-type="float">
            <text:p>12.4888888889</text:p>
          </table:table-cell>
          <table:table-cell office:value-type="float" office:value="6.24233090733703" calcext:value-type="float">
            <text:p>6.2423309073</text:p>
          </table:table-cell>
          <table:table-cell office:value-type="float" office:value="8.28870099005653" calcext:value-type="float">
            <text:p>8.2887009901</text:p>
          </table:table-cell>
          <table:table-cell office:value-type="float" office:value="8.5" calcext:value-type="float">
            <text:p>8.5</text:p>
          </table:table-cell>
          <table:table-cell table:number-columns-repeated="2"/>
          <table:table-cell table:formula="of:=[.C19]/2" office:value-type="float" office:value="3.12116545366852" calcext:value-type="float">
            <text:p>3.1211654537</text:p>
          </table:table-cell>
          <table:table-cell table:formula="of:=[.D19]/2" office:value-type="float" office:value="4.14435049502827" calcext:value-type="float">
            <text:p>4.144350495</text:p>
          </table:table-cell>
        </table:table-row>
        <table:table-row table:style-name="ro1">
          <table:table-cell office:value-type="float" office:value="12.9444444444444" calcext:value-type="float">
            <text:p>12.9444444444</text:p>
          </table:table-cell>
          <table:table-cell office:value-type="float" office:value="18.9851851851852" calcext:value-type="float">
            <text:p>18.9851851852</text:p>
          </table:table-cell>
          <table:table-cell office:value-type="float" office:value="7.8709951151404" calcext:value-type="float">
            <text:p>7.8709951151</text:p>
          </table:table-cell>
          <table:table-cell office:value-type="float" office:value="10.4557935248176" calcext:value-type="float">
            <text:p>10.455793524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C20]/2" office:value-type="float" office:value="3.9354975575702" calcext:value-type="float">
            <text:p>3.9354975576</text:p>
          </table:table-cell>
          <table:table-cell table:formula="of:=[.D20]/2" office:value-type="float" office:value="5.2278967624088" calcext:value-type="float">
            <text:p>5.2278967624</text:p>
          </table:table-cell>
        </table:table-row>
        <table:table-row table:style-name="ro1">
          <table:table-cell office:value-type="float" office:value="13.0777777777778" calcext:value-type="float">
            <text:p>13.0777777778</text:p>
          </table:table-cell>
          <table:table-cell office:value-type="float" office:value="16.0666666666667" calcext:value-type="float">
            <text:p>16.0666666667</text:p>
          </table:table-cell>
          <table:table-cell office:value-type="float" office:value="8.07042718025476" calcext:value-type="float">
            <text:p>8.0704271803</text:p>
          </table:table-cell>
          <table:table-cell office:value-type="float" office:value="7.95371224407436" calcext:value-type="float">
            <text:p>7.9537122441</text:p>
          </table:table-cell>
          <table:table-cell office:value-type="float" office:value="9.5" calcext:value-type="float">
            <text:p>9.5</text:p>
          </table:table-cell>
          <table:table-cell table:number-columns-repeated="2"/>
          <table:table-cell table:formula="of:=[.C21]/2" office:value-type="float" office:value="4.03521359012738" calcext:value-type="float">
            <text:p>4.0352135901</text:p>
          </table:table-cell>
          <table:table-cell table:formula="of:=[.D21]/2" office:value-type="float" office:value="3.97685612203718" calcext:value-type="float">
            <text:p>3.976856122</text:p>
          </table:table-cell>
        </table:table-row>
        <table:table-row table:style-name="ro1">
          <table:table-cell office:value-type="float" office:value="9.43703703703704" calcext:value-type="float">
            <text:p>9.437037037</text:p>
          </table:table-cell>
          <table:table-cell office:value-type="float" office:value="13.1703703703704" calcext:value-type="float">
            <text:p>13.1703703704</text:p>
          </table:table-cell>
          <table:table-cell office:value-type="float" office:value="6.68696482535227" calcext:value-type="float">
            <text:p>6.6869648254</text:p>
          </table:table-cell>
          <table:table-cell office:value-type="float" office:value="7.83428435761757" calcext:value-type="float">
            <text:p>7.834284357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C22]/2" office:value-type="float" office:value="3.34348241267613" calcext:value-type="float">
            <text:p>3.3434824127</text:p>
          </table:table-cell>
          <table:table-cell table:formula="of:=[.D22]/2" office:value-type="float" office:value="3.91714217880878" calcext:value-type="float">
            <text:p>3.9171421788</text:p>
          </table:table-cell>
        </table:table-row>
        <table:table-row table:style-name="ro1">
          <table:table-cell office:value-type="float" office:value="9.87037037037037" calcext:value-type="float">
            <text:p>9.8703703704</text:p>
          </table:table-cell>
          <table:table-cell office:value-type="float" office:value="12.6444444444444" calcext:value-type="float">
            <text:p>12.6444444444</text:p>
          </table:table-cell>
          <table:table-cell office:value-type="float" office:value="7.24997691321602" calcext:value-type="float">
            <text:p>7.2499769132</text:p>
          </table:table-cell>
          <table:table-cell office:value-type="float" office:value="7.1589284400849" calcext:value-type="float">
            <text:p>7.1589284401</text:p>
          </table:table-cell>
          <table:table-cell office:value-type="float" office:value="10.5" calcext:value-type="float">
            <text:p>10.5</text:p>
          </table:table-cell>
          <table:table-cell table:number-columns-repeated="2"/>
          <table:table-cell table:formula="of:=[.C23]/2" office:value-type="float" office:value="3.62498845660801" calcext:value-type="float">
            <text:p>3.6249884566</text:p>
          </table:table-cell>
          <table:table-cell table:formula="of:=[.D23]/2" office:value-type="float" office:value="3.57946422004245" calcext:value-type="float">
            <text:p>3.57946422</text:p>
          </table:table-cell>
        </table:table-row>
        <table:table-row table:style-name="ro1">
          <table:table-cell office:value-type="float" office:value="10.2458333333333" calcext:value-type="float">
            <text:p>10.2458333333</text:p>
          </table:table-cell>
          <table:table-cell office:value-type="float" office:value="13.2333333333333" calcext:value-type="float">
            <text:p>13.2333333333</text:p>
          </table:table-cell>
          <table:table-cell office:value-type="float" office:value="10.4238430352336" calcext:value-type="float">
            <text:p>10.4238430352</text:p>
          </table:table-cell>
          <table:table-cell office:value-type="float" office:value="9.35561522465968" calcext:value-type="float">
            <text:p>9.355615224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C24]/2" office:value-type="float" office:value="5.2119215176168" calcext:value-type="float">
            <text:p>5.2119215176</text:p>
          </table:table-cell>
          <table:table-cell table:formula="of:=[.D24]/2" office:value-type="float" office:value="4.67780761232984" calcext:value-type="float">
            <text:p>4.67780761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9T19:45:34.718865181</dc:date>
    <meta:editing-duration>PT3M27S</meta:editing-duration>
    <meta:editing-cycles>1</meta:editing-cycles>
    <meta:document-statistic meta:table-count="1" meta:cell-count="16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9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data_cpuWsd.H2:data_cpuWsd.H24" chart:error-lower-range="data_cpuWsd.H2:data_cpuWsd.H24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false" chart:error-category="cell-range" chart:error-upper-range="data_cpuWsd.H2:data_cpuWsd.H24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data_cpuWsd.I2:data_cpuWsd.I24" chart:error-lower-range="data_cpuWsd.I2:data_cpuWsd.I24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data_cpuWsd.I2:data_cpuWsd.I24" chart:error-lower-range="data_cpuWsd.I2:data_cpuWsd.I24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21cm" svg:height="9.962cm" xlink:href=".." xlink:type="simple" chart:class="chart:line" chart:column-mapping="0" chart:style-name="ch1">
        <chart:title svg:x="7.464cm" svg:y="0.335cm" chart:style-name="ch2">
          <text:p>CPU</text:p>
        </chart:title>
        <chart:legend chart:legend-position="end" svg:x="13.936cm" svg:y="4.433cm" style:legend-expansion="high" chart:style-name="ch3"/>
        <chart:plot-area chart:style-name="ch4" table:cell-range-address="data_cpuWsd.E2:data_cpuWsd.E24 data_cpuWsd.A1:data_cpuWsd.B24" chart:data-source-has-labels="both" svg:x="1.331cm" svg:y="1.313cm" svg:width="12.285cm" svg:height="7.469cm">
          <chartooo:coordinate-region svg:x="1.952cm" svg:y="1.512cm" svg:width="11.477cm" svg:height="6.623cm"/>
          <chart:axis chart:dimension="x" chart:name="primary-x" chart:style-name="ch5" chartooo:axis-type="auto">
            <chartooo:date-scale/>
            <chart:title svg:x="5.908cm" svg:y="8.981cm" chart:style-name="ch6">
              <text:p>Tiempo en segundos</text:p>
            </chart:title>
            <chart:categories table:cell-range-address="data_cpuWsd.E2:data_cpuWsd.E24"/>
          </chart:axis>
          <chart:axis chart:dimension="y" chart:name="primary-y" chart:style-name="ch7">
            <chart:title svg:x="0.451cm" svg:y="6.387cm" chart:style-name="ch8">
              <text:p>% de uso de CPU</text:p>
            </chart:title>
            <chart:grid chart:style-name="ch9" chart:class="major"/>
          </chart:axis>
          <chart:series chart:style-name="ch10" chart:values-cell-range-address="data_cpuWsd.A2:data_cpuWsd.A24" chart:label-cell-address="data_cpuWsd.A1:data_cpuWsd.A1" chart:class="chart:line">
            <chart:error-indicator chart:style-name="ch11" chart:dimension="y"/>
            <chart:data-point chart:repeated="23"/>
          </chart:series>
          <chart:series chart:style-name="ch12" chart:values-cell-range-address="data_cpuWsd.B2:data_cpuWsd.B24" chart:label-cell-address="data_cpuWsd.B1:data_cpuWsd.B1" chart:class="chart:line">
            <chart:error-indicator chart:style-name="ch13" chart:dimension="y"/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1</text:p>
                <draw:g>
                  <svg:desc>data_cpuWsd.A1:data_cpuWsd.A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cpu2</text:p>
                <draw:g>
                  <svg:desc>data_cpuWsd.B1:data_cpuWsd.B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ta_cpuWsd.E2:data_cpuWsd.E24</svg:desc>
                </draw:g>
              </table:table-cell>
              <table:table-cell office:value-type="float" office:value="9.81481481481481">
                <text:p>9.81481481481481</text:p>
                <draw:g>
                  <svg:desc>data_cpuWsd.A2:data_cpuWsd.A24</svg:desc>
                </draw:g>
              </table:table-cell>
              <table:table-cell office:value-type="float" office:value="2.13486189896099">
                <text:p>2.13486189896099</text:p>
                <draw:g>
                  <svg:desc>data_cpuWsd.H2:data_cpuWsd.H24</svg:desc>
                </draw:g>
              </table:table-cell>
              <table:table-cell office:value-type="float" office:value="2.13486189896099">
                <text:p>2.13486189896099</text:p>
                <draw:g>
                  <svg:desc>data_cpuWsd.H2:data_cpuWsd.H24</svg:desc>
                </draw:g>
              </table:table-cell>
              <table:table-cell office:value-type="float" office:value="12.2851851851852">
                <text:p>12.2851851851852</text:p>
                <draw:g>
                  <svg:desc>data_cpuWsd.B2:data_cpuWsd.B24</svg:desc>
                </draw:g>
              </table:table-cell>
              <table:table-cell office:value-type="float" office:value="3.83041230216257">
                <text:p>3.83041230216257</text:p>
                <draw:g>
                  <svg:desc>data_cpuWsd.I2:data_cpuWsd.I24</svg:desc>
                </draw:g>
              </table:table-cell>
              <table:table-cell office:value-type="float" office:value="3.83041230216257">
                <text:p>3.83041230216257</text:p>
                <draw:g>
                  <svg:desc>data_cpuWsd.I2:data_cpuWsd.I24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9.6">
                <text:p>9.6</text:p>
              </table:table-cell>
              <table:table-cell office:value-type="float" office:value="3.07079919439674">
                <text:p>3.07079919439674</text:p>
              </table:table-cell>
              <table:table-cell office:value-type="float" office:value="3.07079919439674">
                <text:p>3.07079919439674</text:p>
              </table:table-cell>
              <table:table-cell office:value-type="float" office:value="12.9259259259259">
                <text:p>12.9259259259259</text:p>
              </table:table-cell>
              <table:table-cell office:value-type="float" office:value="3.33814183089798">
                <text:p>3.33814183089798</text:p>
              </table:table-cell>
              <table:table-cell office:value-type="float" office:value="3.33814183089798">
                <text:p>3.3381418308979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.78888888888889">
                <text:p>8.78888888888889</text:p>
              </table:table-cell>
              <table:table-cell office:value-type="float" office:value="3.0157705142918">
                <text:p>3.0157705142918</text:p>
              </table:table-cell>
              <table:table-cell office:value-type="float" office:value="3.0157705142918">
                <text:p>3.0157705142918</text:p>
              </table:table-cell>
              <table:table-cell office:value-type="float" office:value="14.937037037037">
                <text:p>14.937037037037</text:p>
              </table:table-cell>
              <table:table-cell office:value-type="float" office:value="4.83546887687836">
                <text:p>4.83546887687836</text:p>
              </table:table-cell>
              <table:table-cell office:value-type="float" office:value="4.83546887687836">
                <text:p>4.8354688768783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0.4592592592593">
                <text:p>10.4592592592593</text:p>
              </table:table-cell>
              <table:table-cell office:value-type="float" office:value="3.75751194427855">
                <text:p>3.75751194427855</text:p>
              </table:table-cell>
              <table:table-cell office:value-type="float" office:value="3.75751194427855">
                <text:p>3.75751194427855</text:p>
              </table:table-cell>
              <table:table-cell office:value-type="float" office:value="13.0444444444444">
                <text:p>13.0444444444444</text:p>
              </table:table-cell>
              <table:table-cell office:value-type="float" office:value="3.78215275830836">
                <text:p>3.78215275830836</text:p>
              </table:table-cell>
              <table:table-cell office:value-type="float" office:value="3.78215275830836">
                <text:p>3.7821527583083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.7851851851852">
                <text:p>10.7851851851852</text:p>
              </table:table-cell>
              <table:table-cell office:value-type="float" office:value="3.81216937289456">
                <text:p>3.81216937289456</text:p>
              </table:table-cell>
              <table:table-cell office:value-type="float" office:value="3.81216937289456">
                <text:p>3.81216937289456</text:p>
              </table:table-cell>
              <table:table-cell office:value-type="float" office:value="10.9518518518519">
                <text:p>10.9518518518519</text:p>
              </table:table-cell>
              <table:table-cell office:value-type="float" office:value="3.6207301210787">
                <text:p>3.6207301210787</text:p>
              </table:table-cell>
              <table:table-cell office:value-type="float" office:value="3.6207301210787">
                <text:p>3.620730121078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0.8037037037037">
                <text:p>10.8037037037037</text:p>
              </table:table-cell>
              <table:table-cell office:value-type="float" office:value="4.35127040426749">
                <text:p>4.35127040426749</text:p>
              </table:table-cell>
              <table:table-cell office:value-type="float" office:value="4.35127040426749">
                <text:p>4.35127040426749</text:p>
              </table:table-cell>
              <table:table-cell office:value-type="float" office:value="12.0592592592593">
                <text:p>12.0592592592593</text:p>
              </table:table-cell>
              <table:table-cell office:value-type="float" office:value="3.7866988682873">
                <text:p>3.7866988682873</text:p>
              </table:table-cell>
              <table:table-cell office:value-type="float" office:value="3.7866988682873">
                <text:p>3.786698868287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.94444444444444">
                <text:p>9.94444444444444</text:p>
              </table:table-cell>
              <table:table-cell office:value-type="float" office:value="3.39134456354967">
                <text:p>3.39134456354967</text:p>
              </table:table-cell>
              <table:table-cell office:value-type="float" office:value="3.39134456354967">
                <text:p>3.39134456354967</text:p>
              </table:table-cell>
              <table:table-cell office:value-type="float" office:value="13.8148148148148">
                <text:p>13.8148148148148</text:p>
              </table:table-cell>
              <table:table-cell office:value-type="float" office:value="5.16070030473845">
                <text:p>5.16070030473845</text:p>
              </table:table-cell>
              <table:table-cell office:value-type="float" office:value="5.16070030473845">
                <text:p>5.1607003047384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2.1777777777778">
                <text:p>12.1777777777778</text:p>
              </table:table-cell>
              <table:table-cell office:value-type="float" office:value="2.63761012651362">
                <text:p>2.63761012651362</text:p>
              </table:table-cell>
              <table:table-cell office:value-type="float" office:value="2.63761012651362">
                <text:p>2.63761012651362</text:p>
              </table:table-cell>
              <table:table-cell office:value-type="float" office:value="11.7555555555556">
                <text:p>11.7555555555556</text:p>
              </table:table-cell>
              <table:table-cell office:value-type="float" office:value="3.55520564517542">
                <text:p>3.55520564517542</text:p>
              </table:table-cell>
              <table:table-cell office:value-type="float" office:value="3.55520564517542">
                <text:p>3.555205645175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2.7407407407407">
                <text:p>62.7407407407407</text:p>
              </table:table-cell>
              <table:table-cell office:value-type="float" office:value="19.3375991830745">
                <text:p>19.3375991830745</text:p>
              </table:table-cell>
              <table:table-cell office:value-type="float" office:value="19.3375991830745">
                <text:p>19.3375991830745</text:p>
              </table:table-cell>
              <table:table-cell office:value-type="float" office:value="51.4666666666667">
                <text:p>51.4666666666667</text:p>
              </table:table-cell>
              <table:table-cell office:value-type="float" office:value="18.1446432018675">
                <text:p>18.1446432018675</text:p>
              </table:table-cell>
              <table:table-cell office:value-type="float" office:value="18.1446432018675">
                <text:p>18.144643201867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57.3148148148148">
                <text:p>57.3148148148148</text:p>
              </table:table-cell>
              <table:table-cell office:value-type="float" office:value="22.0101711789717">
                <text:p>22.0101711789717</text:p>
              </table:table-cell>
              <table:table-cell office:value-type="float" office:value="22.0101711789717">
                <text:p>22.0101711789717</text:p>
              </table:table-cell>
              <table:table-cell office:value-type="float" office:value="54.5555555555556">
                <text:p>54.5555555555556</text:p>
              </table:table-cell>
              <table:table-cell office:value-type="float" office:value="21.5159437007381">
                <text:p>21.5159437007381</text:p>
              </table:table-cell>
              <table:table-cell office:value-type="float" office:value="21.5159437007381">
                <text:p>21.515943700738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3.2333333333333">
                <text:p>53.2333333333333</text:p>
              </table:table-cell>
              <table:table-cell office:value-type="float" office:value="20.3683342092951">
                <text:p>20.3683342092951</text:p>
              </table:table-cell>
              <table:table-cell office:value-type="float" office:value="20.3683342092951">
                <text:p>20.3683342092951</text:p>
              </table:table-cell>
              <table:table-cell office:value-type="float" office:value="60.0555555555556">
                <text:p>60.0555555555556</text:p>
              </table:table-cell>
              <table:table-cell office:value-type="float" office:value="21.0863669652899">
                <text:p>21.0863669652899</text:p>
              </table:table-cell>
              <table:table-cell office:value-type="float" office:value="21.0863669652899">
                <text:p>21.0863669652899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55.9222222222222">
                <text:p>55.9222222222222</text:p>
              </table:table-cell>
              <table:table-cell office:value-type="float" office:value="20.6156742708316">
                <text:p>20.6156742708316</text:p>
              </table:table-cell>
              <table:table-cell office:value-type="float" office:value="20.6156742708316">
                <text:p>20.6156742708316</text:p>
              </table:table-cell>
              <table:table-cell office:value-type="float" office:value="60.0148148148148">
                <text:p>60.0148148148148</text:p>
              </table:table-cell>
              <table:table-cell office:value-type="float" office:value="20.6369799878747">
                <text:p>20.6369799878747</text:p>
              </table:table-cell>
              <table:table-cell office:value-type="float" office:value="20.6369799878747">
                <text:p>20.636979987874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6.0296296296296">
                <text:p>56.0296296296296</text:p>
              </table:table-cell>
              <table:table-cell office:value-type="float" office:value="20.3371856025759">
                <text:p>20.3371856025759</text:p>
              </table:table-cell>
              <table:table-cell office:value-type="float" office:value="20.3371856025759">
                <text:p>20.3371856025759</text:p>
              </table:table-cell>
              <table:table-cell office:value-type="float" office:value="60.8148148148148">
                <text:p>60.8148148148148</text:p>
              </table:table-cell>
              <table:table-cell office:value-type="float" office:value="19.7989155865809">
                <text:p>19.7989155865809</text:p>
              </table:table-cell>
              <table:table-cell office:value-type="float" office:value="19.7989155865809">
                <text:p>19.7989155865809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60.4481481481481">
                <text:p>60.4481481481481</text:p>
              </table:table-cell>
              <table:table-cell office:value-type="float" office:value="19.761283876708">
                <text:p>19.761283876708</text:p>
              </table:table-cell>
              <table:table-cell office:value-type="float" office:value="19.761283876708">
                <text:p>19.761283876708</text:p>
              </table:table-cell>
              <table:table-cell office:value-type="float" office:value="53.3851851851852">
                <text:p>53.3851851851852</text:p>
              </table:table-cell>
              <table:table-cell office:value-type="float" office:value="21.1119438657167">
                <text:p>21.1119438657167</text:p>
              </table:table-cell>
              <table:table-cell office:value-type="float" office:value="21.1119438657167">
                <text:p>21.11194386571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.4333333333333">
                <text:p>23.4333333333333</text:p>
              </table:table-cell>
              <table:table-cell office:value-type="float" office:value="9.18260269791155">
                <text:p>9.18260269791155</text:p>
              </table:table-cell>
              <table:table-cell office:value-type="float" office:value="9.18260269791155">
                <text:p>9.18260269791155</text:p>
              </table:table-cell>
              <table:table-cell office:value-type="float" office:value="28.5666666666667">
                <text:p>28.5666666666667</text:p>
              </table:table-cell>
              <table:table-cell office:value-type="float" office:value="12.8894485768548">
                <text:p>12.8894485768548</text:p>
              </table:table-cell>
              <table:table-cell office:value-type="float" office:value="12.8894485768548">
                <text:p>12.8894485768548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8.82592592592593">
                <text:p>8.82592592592593</text:p>
              </table:table-cell>
              <table:table-cell office:value-type="float" office:value="3.29214077511745">
                <text:p>3.29214077511745</text:p>
              </table:table-cell>
              <table:table-cell office:value-type="float" office:value="3.29214077511745">
                <text:p>3.29214077511745</text:p>
              </table:table-cell>
              <table:table-cell office:value-type="float" office:value="10.6407407407407">
                <text:p>10.6407407407407</text:p>
              </table:table-cell>
              <table:table-cell office:value-type="float" office:value="3.62457581760264">
                <text:p>3.62457581760264</text:p>
              </table:table-cell>
              <table:table-cell office:value-type="float" office:value="3.62457581760264">
                <text:p>3.624575817602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.35925925925926">
                <text:p>9.35925925925926</text:p>
              </table:table-cell>
              <table:table-cell office:value-type="float" office:value="4.91671519605197">
                <text:p>4.91671519605197</text:p>
              </table:table-cell>
              <table:table-cell office:value-type="float" office:value="4.91671519605197">
                <text:p>4.91671519605197</text:p>
              </table:table-cell>
              <table:table-cell office:value-type="float" office:value="11.5148148148148">
                <text:p>11.5148148148148</text:p>
              </table:table-cell>
              <table:table-cell office:value-type="float" office:value="4.02080416047165">
                <text:p>4.02080416047165</text:p>
              </table:table-cell>
              <table:table-cell office:value-type="float" office:value="4.02080416047165">
                <text:p>4.0208041604716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1.4148148148148">
                <text:p>11.4148148148148</text:p>
              </table:table-cell>
              <table:table-cell office:value-type="float" office:value="3.12116545366852">
                <text:p>3.12116545366852</text:p>
              </table:table-cell>
              <table:table-cell office:value-type="float" office:value="3.12116545366852">
                <text:p>3.12116545366852</text:p>
              </table:table-cell>
              <table:table-cell office:value-type="float" office:value="12.4888888888889">
                <text:p>12.4888888888889</text:p>
              </table:table-cell>
              <table:table-cell office:value-type="float" office:value="4.14435049502827">
                <text:p>4.14435049502827</text:p>
              </table:table-cell>
              <table:table-cell office:value-type="float" office:value="4.14435049502827">
                <text:p>4.144350495028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.9444444444444">
                <text:p>12.9444444444444</text:p>
              </table:table-cell>
              <table:table-cell office:value-type="float" office:value="3.9354975575702">
                <text:p>3.9354975575702</text:p>
              </table:table-cell>
              <table:table-cell office:value-type="float" office:value="3.9354975575702">
                <text:p>3.9354975575702</text:p>
              </table:table-cell>
              <table:table-cell office:value-type="float" office:value="18.9851851851852">
                <text:p>18.9851851851852</text:p>
              </table:table-cell>
              <table:table-cell office:value-type="float" office:value="5.2278967624088">
                <text:p>5.2278967624088</text:p>
              </table:table-cell>
              <table:table-cell office:value-type="float" office:value="5.2278967624088">
                <text:p>5.2278967624088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3.0777777777778">
                <text:p>13.0777777777778</text:p>
              </table:table-cell>
              <table:table-cell office:value-type="float" office:value="4.03521359012738">
                <text:p>4.03521359012738</text:p>
              </table:table-cell>
              <table:table-cell office:value-type="float" office:value="4.03521359012738">
                <text:p>4.03521359012738</text:p>
              </table:table-cell>
              <table:table-cell office:value-type="float" office:value="16.0666666666667">
                <text:p>16.0666666666667</text:p>
              </table:table-cell>
              <table:table-cell office:value-type="float" office:value="3.97685612203718">
                <text:p>3.97685612203718</text:p>
              </table:table-cell>
              <table:table-cell office:value-type="float" office:value="3.97685612203718">
                <text:p>3.976856122037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43703703703704">
                <text:p>9.43703703703704</text:p>
              </table:table-cell>
              <table:table-cell office:value-type="float" office:value="3.34348241267613">
                <text:p>3.34348241267613</text:p>
              </table:table-cell>
              <table:table-cell office:value-type="float" office:value="3.34348241267613">
                <text:p>3.34348241267613</text:p>
              </table:table-cell>
              <table:table-cell office:value-type="float" office:value="13.1703703703704">
                <text:p>13.1703703703704</text:p>
              </table:table-cell>
              <table:table-cell office:value-type="float" office:value="3.91714217880878">
                <text:p>3.91714217880878</text:p>
              </table:table-cell>
              <table:table-cell office:value-type="float" office:value="3.91714217880878">
                <text:p>3.91714217880878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9.87037037037037">
                <text:p>9.87037037037037</text:p>
              </table:table-cell>
              <table:table-cell office:value-type="float" office:value="3.62498845660801">
                <text:p>3.62498845660801</text:p>
              </table:table-cell>
              <table:table-cell office:value-type="float" office:value="3.62498845660801">
                <text:p>3.62498845660801</text:p>
              </table:table-cell>
              <table:table-cell office:value-type="float" office:value="12.6444444444444">
                <text:p>12.6444444444444</text:p>
              </table:table-cell>
              <table:table-cell office:value-type="float" office:value="3.57946422004245">
                <text:p>3.57946422004245</text:p>
              </table:table-cell>
              <table:table-cell office:value-type="float" office:value="3.57946422004245">
                <text:p>3.5794642200424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.2458333333333">
                <text:p>10.2458333333333</text:p>
              </table:table-cell>
              <table:table-cell office:value-type="float" office:value="5.2119215176168">
                <text:p>5.2119215176168</text:p>
              </table:table-cell>
              <table:table-cell office:value-type="float" office:value="5.2119215176168">
                <text:p>5.2119215176168</text:p>
              </table:table-cell>
              <table:table-cell office:value-type="float" office:value="13.2333333333333">
                <text:p>13.2333333333333</text:p>
              </table:table-cell>
              <table:table-cell office:value-type="float" office:value="4.67780761232984">
                <text:p>4.67780761232984</text:p>
              </table:table-cell>
              <table:table-cell office:value-type="float" office:value="4.67780761232984">
                <text:p>4.677807612329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